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B4D000014C6000012B549E97E390A9CE1F1.svg" manifest:media-type="image/svg+xml"/>
  <manifest:file-entry manifest:full-path="Pictures/10000001000000C9000000B5BFEADC8FAF3BF195.png" manifest:media-type="image/png"/>
  <manifest:file-entry manifest:full-path="Pictures/1000069F000014C6000012B59AC9D520A93C73E6.svg" manifest:media-type="image/svg+xml"/>
  <manifest:file-entry manifest:full-path="Pictures/10000CA700000B7900000C81D907ABB0DEFA3A1D.svg" manifest:media-type="image/svg+xml"/>
  <manifest:file-entry manifest:full-path="Pictures/10000001000000C8000000B484691E70F4486DBD.png" manifest:media-type="image/png"/>
  <manifest:file-entry manifest:full-path="Pictures/10000FFE000014AC0000129BB76D78E9DDFC55ED.svg" manifest:media-type="image/svg+xml"/>
  <manifest:file-entry manifest:full-path="Pictures/1000081C00000B7900000D068D92C7E6D4DBD33A.svg" manifest:media-type="image/svg+xml"/>
  <manifest:file-entry manifest:full-path="Pictures/1000079A000014C6000012B5E7AA941A8711B216.svg" manifest:media-type="image/svg+xml"/>
  <manifest:file-entry manifest:full-path="Pictures/100004AF000014AC0000129BB39D957A66C9CBB6.svg" manifest:media-type="image/svg+xml"/>
  <manifest:file-entry manifest:full-path="Pictures/100000010000006F0000007EB8D95E6B364464B8.png" manifest:media-type="image/png"/>
  <manifest:file-entry manifest:full-path="Pictures/10000001000000C8000000B44E7A61AA71056F3B.png" manifest:media-type="image/png"/>
  <manifest:file-entry manifest:full-path="Pictures/10000001000000C9000000B5E2D5E8CFB2B77ED4.png" manifest:media-type="image/png"/>
  <manifest:file-entry manifest:full-path="Pictures/10000001000000C8000000B4C00511BC8195570F.png" manifest:media-type="image/png"/>
  <manifest:file-entry manifest:full-path="Pictures/10000001000000C9000000B5F9279712236707B0.png" manifest:media-type="image/png"/>
  <manifest:file-entry manifest:full-path="Pictures/100009B800000B7900000D068996CB20A5D91E09.svg" manifest:media-type="image/svg+xml"/>
  <manifest:file-entry manifest:full-path="Pictures/10000001000000C8000000B4C8C80176376A51F4.png" manifest:media-type="image/png"/>
  <manifest:file-entry manifest:full-path="Pictures/100007AB000014AC0000129B5EE0DF599F442D99.svg" manifest:media-type="image/svg+xml"/>
  <manifest:file-entry manifest:full-path="Pictures/100000010000006F000000791ADEE312E71F8397.png" manifest:media-type="image/png"/>
  <manifest:file-entry manifest:full-path="Pictures/100000010000006F0000007EE3575687F15124BD.png" manifest:media-type="image/png"/>
  <manifest:file-entry manifest:full-path="Pictures/100005D600000B7900000D0690A87EF8ACD5FD8D.svg" manifest:media-type="image/svg+xml"/>
  <manifest:file-entry manifest:full-path="Pictures/10000BDC000014AC0000129BBC55CDDA5ABF431D.svg" manifest:media-type="image/svg+xml"/>
  <manifest:file-entry manifest:full-path="Pictures/100000010000006F0000007E970B01CAD8BA58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11.35cm" svg:x="17cm" svg:y="7.7cm">
          <draw:image xlink:href="Pictures/1000081C00000B7900000D068D92C7E6D4DBD33A.svg" xlink:type="simple" xlink:show="embed" xlink:actuate="onLoad" draw:mime-type="image/svg+xml">
            <text:p/>
          </draw:image>
          <draw:image xlink:href="Pictures/100000010000006F0000007EE3575687F15124BD.png" xlink:type="simple" xlink:show="embed" xlink:actuate="onLoad" draw:mime-type="image/png"/>
        </draw:frame>
        <draw:frame draw:style-name="gr1" draw:text-style-name="P1" draw:layer="layout" svg:width="17.77cm" svg:height="16cm" svg:x="2cm" svg:y="3cm">
          <draw:image xlink:href="Pictures/1000079A000014C6000012B5E7AA941A8711B216.svg" xlink:type="simple" xlink:show="embed" xlink:actuate="onLoad" draw:mime-type="image/svg+xml">
            <text:p/>
          </draw:image>
          <draw:image xlink:href="Pictures/10000001000000C9000000B5F9279712236707B0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6cm" svg:height="14.4cm" svg:x="2cm" svg:y="4.6cm">
          <draw:image xlink:href="Pictures/100004AF000014AC0000129BB39D957A66C9CBB6.svg" xlink:type="simple" xlink:show="embed" xlink:actuate="onLoad" draw:mime-type="image/svg+xml">
            <text:p/>
          </draw:image>
          <draw:image xlink:href="Pictures/10000001000000C8000000B44E7A61AA71056F3B.png" xlink:type="simple" xlink:show="embed" xlink:actuate="onLoad" draw:mime-type="image/png"/>
        </draw:frame>
        <draw:frame draw:style-name="gr1" draw:text-style-name="P1" draw:layer="layout" svg:width="10cm" svg:height="11.35cm" svg:x="17cm" svg:y="7.7cm">
          <draw:image xlink:href="Pictures/1000081C00000B7900000D068D92C7E6D4DBD33A.svg" xlink:type="simple" xlink:show="embed" xlink:actuate="onLoad" draw:mime-type="image/svg+xml">
            <text:p/>
          </draw:image>
          <draw:image xlink:href="Pictures/100000010000006F0000007EE3575687F15124BD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7.78cm" svg:height="16cm" svg:x="2.02cm" svg:y="3cm">
          <draw:image xlink:href="Pictures/100007AB000014AC0000129B5EE0DF599F442D99.svg" xlink:type="simple" xlink:show="embed" xlink:actuate="onLoad" draw:mime-type="image/svg+xml">
            <text:p/>
          </draw:image>
          <draw:image xlink:href="Pictures/10000001000000C8000000B4C8C80176376A51F4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7.6cm" svg:height="16cm" svg:x="0.4cm" svg:y="3cm">
          <draw:image xlink:href="Pictures/10000BDC000014AC0000129BBC55CDDA5ABF431D.svg" xlink:type="simple" xlink:show="embed" xlink:actuate="onLoad" draw:mime-type="image/svg+xml">
            <text:p/>
          </draw:image>
          <draw:image xlink:href="Pictures/10000001000000C8000000B4C00511BC8195570F.png" xlink:type="simple" xlink:show="embed" xlink:actuate="onLoad" draw:mime-type="image/png"/>
        </draw:frame>
        <draw:frame draw:style-name="gr1" draw:text-style-name="P1" draw:layer="layout" svg:width="10cm" svg:height="11.35cm" svg:x="16.8cm" svg:y="7.65cm">
          <draw:image xlink:href="Pictures/100005D600000B7900000D0690A87EF8ACD5FD8D.svg" xlink:type="simple" xlink:show="embed" xlink:actuate="onLoad" draw:mime-type="image/svg+xml">
            <text:p/>
          </draw:image>
          <draw:image xlink:href="Pictures/100000010000006F0000007E970B01CAD8BA58BA.png" xlink:type="simple" xlink:show="embed" xlink:actuate="onLoad" draw:mime-type="image/png"/>
        </draw:frame>
      </draw:page>
      <draw:page draw:name="page5" draw:style-name="dp1" draw:master-page-name="Default">
        <draw:frame draw:style-name="gr1" draw:text-style-name="P1" draw:layer="layout" svg:width="17.6cm" svg:height="16cm" svg:x="0.4cm" svg:y="3cm">
          <draw:image xlink:href="Pictures/10000BDC000014AC0000129BBC55CDDA5ABF431D.svg" xlink:type="simple" xlink:show="embed" xlink:actuate="onLoad" draw:mime-type="image/svg+xml">
            <text:p/>
          </draw:image>
          <draw:image xlink:href="Pictures/10000001000000C8000000B4C00511BC8195570F.png" xlink:type="simple" xlink:show="embed" xlink:actuate="onLoad" draw:mime-type="image/png"/>
        </draw:frame>
        <draw:frame draw:style-name="gr1" draw:text-style-name="P1" draw:layer="layout" svg:width="10cm" svg:height="11.35cm" svg:x="16.9cm" svg:y="7.7cm">
          <draw:image xlink:href="Pictures/100009B800000B7900000D068996CB20A5D91E09.svg" xlink:type="simple" xlink:show="embed" xlink:actuate="onLoad" draw:mime-type="image/svg+xml">
            <text:p/>
          </draw:image>
          <draw:image xlink:href="Pictures/100000010000006F0000007EB8D95E6B364464B8.png" xlink:type="simple" xlink:show="embed" xlink:actuate="onLoad" draw:mime-type="image/png"/>
        </draw:frame>
      </draw:page>
      <draw:page draw:name="page6" draw:style-name="dp1" draw:master-page-name="Default">
        <draw:frame draw:style-name="gr1" draw:text-style-name="P1" draw:layer="layout" svg:width="17.78cm" svg:height="16cm" svg:x="1.02cm" svg:y="3cm">
          <draw:image xlink:href="Pictures/10000FFE000014AC0000129BB76D78E9DDFC55ED.svg" xlink:type="simple" xlink:show="embed" xlink:actuate="onLoad" draw:mime-type="image/svg+xml">
            <text:p/>
          </draw:image>
          <draw:image xlink:href="Pictures/10000001000000C8000000B484691E70F4486DBD.png" xlink:type="simple" xlink:show="embed" xlink:actuate="onLoad" draw:mime-type="image/png"/>
        </draw:frame>
        <draw:frame draw:style-name="gr1" draw:text-style-name="P1" draw:layer="layout" svg:width="10cm" svg:height="10.9cm" svg:x="18cm" svg:y="8.1cm">
          <draw:image xlink:href="Pictures/10000CA700000B7900000C81D907ABB0DEFA3A1D.svg" xlink:type="simple" xlink:show="embed" xlink:actuate="onLoad" draw:mime-type="image/svg+xml">
            <text:p/>
          </draw:image>
          <draw:image xlink:href="Pictures/100000010000006F000000791ADEE312E71F8397.png" xlink:type="simple" xlink:show="embed" xlink:actuate="onLoad" draw:mime-type="image/png"/>
        </draw:frame>
      </draw:page>
      <draw:page draw:name="page7" draw:style-name="dp1" draw:master-page-name="Default">
        <draw:frame draw:style-name="gr1" draw:text-style-name="P1" draw:layer="layout" svg:width="17.77cm" svg:height="16cm" svg:x="1.03cm" svg:y="3cm">
          <draw:image xlink:href="Pictures/1000069F000014C6000012B59AC9D520A93C73E6.svg" xlink:type="simple" xlink:show="embed" xlink:actuate="onLoad" draw:mime-type="image/svg+xml">
            <text:p/>
          </draw:image>
          <draw:image xlink:href="Pictures/10000001000000C9000000B5BFEADC8FAF3BF195.png" xlink:type="simple" xlink:show="embed" xlink:actuate="onLoad" draw:mime-type="image/png"/>
        </draw:frame>
      </draw:page>
      <draw:page draw:name="page8" draw:style-name="dp1" draw:master-page-name="Default">
        <draw:frame draw:style-name="gr1" draw:text-style-name="P1" draw:layer="layout" svg:width="17.77cm" svg:height="16cm" svg:x="2cm" svg:y="3cm">
          <draw:image xlink:href="Pictures/10000B4D000014C6000012B549E97E390A9CE1F1.svg" xlink:type="simple" xlink:show="embed" xlink:actuate="onLoad" draw:mime-type="image/svg+xml">
            <text:p/>
          </draw:image>
          <draw:image xlink:href="Pictures/10000001000000C9000000B5E2D5E8CFB2B77ED4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3-11-06T23:17:02.731385636</meta:creation-date>
    <dc:date>2023-11-06T23:46:18.776903844</dc:date>
    <dc:creator>Graham Stark</dc:creator>
    <meta:editing-duration>PT18M29S</meta:editing-duration>
    <meta:editing-cycles>11</meta:editing-cycles>
    <meta:generator>LibreOffice/7.3.7.2$Linux_X86_64 LibreOffice_project/30$Build-2</meta:generator>
    <meta:document-statistic meta:object-count="13"/>
  </office:meta>
</office:document-meta>
</file>